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9" style:family="table-column">
      <style:table-column-properties fo:break-before="auto" style:column-width="1.2583in"/>
    </style:style>
    <style:style style:name="co3" style:family="table-column">
      <style:table-column-properties fo:break-before="auto" style:column-width="1.1161in"/>
    </style:style>
    <style:style style:name="co10" style:family="table-column">
      <style:table-column-properties fo:break-before="auto" style:column-width="0.9634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1" style:family="table-column">
      <style:table-column-properties fo:break-before="auto" style:column-width="6.9244in"/>
    </style:style>
    <style:style style:name="co2" style:family="table-column">
      <style:table-column-properties fo:break-before="auto" style:column-width="1.5752in"/>
    </style:style>
    <style:style style:name="co4" style:family="table-column">
      <style:table-column-properties fo:break-before="auto" style:column-width="1.0945in"/>
    </style:style>
    <style:style style:name="co12" style:family="table-column">
      <style:table-column-properties fo:break-before="auto" style:column-width="3.0102in"/>
    </style:style>
    <style:style style:name="co14" style:family="table-column">
      <style:table-column-properties fo:break-before="auto" style:column-width="0.8925in"/>
    </style:style>
    <style:style style:name="co15" style:family="table-column">
      <style:table-column-properties fo:break-before="auto" style:column-width="2.6217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4" style:family="table-row">
      <style:table-row-properties style:row-height="0.8492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0.6839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17" style:family="table-row">
      <style:table-row-properties style:row-height="0.1953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352in" fo:break-before="auto" style:use-optimal-row-height="true"/>
    </style:style>
    <style:style style:name="ro20" style:family="table-row">
      <style:table-row-properties style:row-height="3.171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7">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1">
          <table:table-cell office:value-type="string">
            <text:p>Make: Magazine, Volume 38</text:p>
          </table:table-cell>
          <table:table-cell/>
          <table:table-cell office:value-type="string">
            <text:p>Arduino and Raspberry Pi</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1">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1">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1">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1">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1">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1">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1">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1">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1">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1">
          <table:table-cell office:value-type="string">
            <text:p>Learn Electronics with Raspberry Pi</text:p>
          </table:table-cell>
          <table:table-cell/>
          <table:table-cell office:value-type="string">
            <text:p>LEGO Mindstorms</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1">
          <table:table-cell office:value-type="string">
            <text:p>Wining Designs 2017</text:p>
          </table:table-cell>
          <table:table-cell/>
          <table:table-cell office:value-type="string">
            <text:p>LEGO Mindstorms</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1">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1">
          <table:table-cell office:value-type="string">
            <text:p>Lex and Yacc</text:p>
          </table:table-cell>
          <table:table-cell/>
          <table:table-cell office:value-type="string">
            <text:p>Unix</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
          <table:table-cell office:value-type="string">
            <text:p>Paleo For Beginners</text:p>
          </table:table-cell>
          <table:table-cell/>
          <table:table-cell office:value-type="string">
            <text:p>Work It Out</text:p>
          </table:table-cell>
          <table:table-cell table:number-columns-repeated="4"/>
        </table:table-row>
        <table:table-row table:style-name="ro1">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1">
          <table:table-cell office:value-type="string">
            <text:p>The Big 15 Ketogenic Diet Cookbook </text:p>
          </table:table-cell>
          <table:table-cell/>
          <table:table-cell office:value-type="string">
            <text:p>Work It Out</text:p>
          </table:table-cell>
          <table:table-cell table:number-columns-repeated="4"/>
        </table:table-row>
        <table:table-row table:style-name="ro1">
          <table:table-cell office:value-type="string">
            <text:p>The Big 15 Paleo Cookbook</text:p>
          </table:table-cell>
          <table:table-cell/>
          <table:table-cell office:value-type="string">
            <text:p>Work It Out</text:p>
          </table:table-cell>
          <table:table-cell table:number-columns-repeated="4"/>
        </table:table-row>
        <table:table-row table:style-name="ro1">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1">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1">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18">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19">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18">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19">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19">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18">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19">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19">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0">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19">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19">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6">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number-columns-repeated="4"/>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X-Wing Series</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And Then There Were None</text:p>
          </table:table-cell>
          <table:table-cell office:value-type="string">
            <text:p>Agatha Christie</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Giver</text:p>
          </table:table-cell>
          <table:table-cell office:value-type="string">
            <text:p>Lois Lowry</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17">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17">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17">
          <table:table-cell office:value-type="string">
            <text:p>Mass Effect: Revelation</text:p>
          </table:table-cell>
          <table:table-cell office:value-type="string">
            <text:p>Drew Karpyshyn</text:p>
          </table:table-cell>
          <table:table-cell table:number-columns-repeated="5"/>
        </table:table-row>
        <table:table-row table:style-name="ro17">
          <table:table-cell office:value-type="string">
            <text:p>Mass Effect: Ascension</text:p>
          </table:table-cell>
          <table:table-cell office:value-type="string">
            <text:p>Drew Karpyshyn</text:p>
          </table:table-cell>
          <table:table-cell table:number-columns-repeated="5"/>
        </table:table-row>
        <table:table-row table:style-name="ro17">
          <table:table-cell office:value-type="string">
            <text:p>Mass Effect: Retribution</text:p>
          </table:table-cell>
          <table:table-cell office:value-type="string">
            <text:p>Drew Karpyshyn</text:p>
          </table:table-cell>
          <table:table-cell table:number-columns-repeated="5"/>
        </table:table-row>
        <table:table-row table:style-name="ro17">
          <table:table-cell office:value-type="string">
            <text:p>The Book Thief</text:p>
          </table:table-cell>
          <table:table-cell office:value-type="string">
            <text:p>Markus Zusak</text:p>
          </table:table-cell>
          <table:table-cell table:number-columns-repeated="5"/>
        </table:table-row>
        <table:table-row table:style-name="ro17" table:number-rows-repeated="1048050">
          <table:table-cell table:number-columns-repeated="7"/>
        </table:table-row>
        <table:table-row table:style-name="ro17">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5">02/05/2018</text:date>, <text:time>19:35: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2-05T19:35:40.35</dc:date>
    <dc:creator>Jeremy Castillo</dc:creator>
    <meta:editing-duration>P1DT13H38M42S</meta:editing-duration>
    <meta:editing-cycles>277</meta:editing-cycles>
    <meta:generator>OpenOffice/4.1.3$Win32 OpenOffice.org_project/413m1$Build-9783</meta:generator>
    <meta:document-statistic meta:table-count="4" meta:cell-count="2336" meta:object-count="0"/>
  </office:meta>
</office:document-meta>
</file>